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&lt;?php foreach($g_view-&gt;getNextLine() as $value) : ?&gt;&lt;?php echo $value ?&gt;</text:p>
          </table:table-cell>
          <table:table-cell table:style-name="ce1" office:value-type="string">
            <text:p>&lt;?php endforeach ?&gt;</text:p>
          </table:table-cell>
          <table:table-cell/>
        </table:table-row>
        <table:table-row table:style-name="ro1">
          <table:table-cell office:value-type="string">
            <text:p>&lt;?php while($line = $g_view-&gt;getNextLine()) : ?&gt;&lt;?php echo $line['header'] ?&gt;</text:p>
          </table:table-cell>
          <table:table-cell office:value-type="string">
            <text:p>&lt;?php foreach($line[0] as $value) : ?&gt;&lt;?php echo implode(', ', (array) $value) ?&gt;</text:p>
          </table:table-cell>
          <table:table-cell office:value-type="string">
            <text:p>&lt;?php endforeach ?&gt;</text:p>
          </table:table-cell>
        </table:table-row>
        <table:table-row table:style-name="ro1">
          <table:table-cell office:value-type="string">
            <text:p>&lt;?php endwhile ?&gt;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17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enix </meta:initial-creator>
    <meta:creation-date>2011-03-23T14:50:22</meta:creation-date>
    <dc:date>2011-03-24T17:21:16</dc:date>
    <dc:creator>Phenix </dc:creator>
    <meta:editing-duration>PT00H42M35S</meta:editing-duration>
    <meta:editing-cycles>19</meta:editing-cycles>
    <meta:generator>OpenOffice.org/3.2$Unix OpenOffice.org_project/320m19$Build-9505</meta:generator>
    <meta:document-statistic meta:table-count="3" meta:cell-count="6" meta:object-count="0"/>
  </office:meta>
</office:document-meta>
</file>